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609765E92E59A8848E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48cm, 4.131cm, 16.484cm, 27.028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526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244cm" svg:height="9.905cm" svg:x="0.409cm" svg:y="3.155cm">
          <draw:image xlink:href="Pictures/10000000000007D000000609765E92E59A8848E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7:17:59.563025958</meta:creation-date>
    <dc:date>2022-06-05T17:22:37.960565574</dc:date>
    <meta:editing-duration>PT4M39S</meta:editing-duration>
    <meta:editing-cycles>1</meta:editing-cycles>
    <meta:document-statistic meta:object-count="26"/>
    <meta:generator>LibreOffice/6.4.7.2$Linux_X86_64 LibreOffice_project/40$Build-2</meta:generator>
  </office:meta>
</office:document-meta>
</file>